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2" style:family="paragraph" style:parent-style-name="Text_20_body">
      <style:text-properties officeooo:rsid="000c0c0e" officeooo:paragraph-rsid="000e268b"/>
    </style:style>
    <style:style style:name="P3" style:family="paragraph" style:parent-style-name="Text_20_body">
      <style:text-properties officeooo:rsid="000c0c0e" officeooo:paragraph-rsid="000fe813"/>
    </style:style>
    <style:style style:name="P4" style:family="paragraph" style:parent-style-name="Text_20_body">
      <style:text-properties officeooo:rsid="000c0c0e" officeooo:paragraph-rsid="0010bc67"/>
    </style:style>
    <style:style style:name="P5" style:family="paragraph" style:parent-style-name="Text_20_body">
      <style:text-properties officeooo:rsid="000ceabd" officeooo:paragraph-rsid="000ceabd"/>
    </style:style>
    <style:style style:name="P6" style:family="paragraph" style:parent-style-name="Text_20_body">
      <style:text-properties officeooo:rsid="000fe813" officeooo:paragraph-rsid="000fe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test</text:p>
      <text:p text:style-name="P2"/>
      <text:p text:style-name="P4">{test_image}</text:p>
      <text:p text:style-name="P4"/>
      <text:p text:style-name="P2">{small_png}</text:p>
      <text:p text:style-name="P5"/>
      <text:p text:style-name="P6">Text between images.</text:p>
      <text:p text:style-name="P6"/>
      <text:p text:style-name="P3">{large_jpg}</text:p>
      <text:p text:style-name="P3"/>
      <text:p text:style-name="P6">Extra text.</text:p>
      <text:p text:style-name="P3"/>
      <text:p text:style-name="P3">{transparent_gif}</text:p>
      <text:p text:style-name="P3"/>
      <text:p text:style-name="P6">Final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9T20:40:43.232000000</dc:date>
    <meta:editing-cycles>12</meta:editing-cycles>
    <meta:editing-duration>PT6M45S</meta:editing-duration>
    <meta:document-statistic meta:table-count="0" meta:image-count="0" meta:object-count="0" meta:page-count="1" meta:paragraph-count="8" meta:word-count="13" meta:character-count="103" meta:non-whitespace-character-count="98"/>
    <meta:user-defined meta:name="Info 1"/>
    <meta:user-defined meta:name="Info 2"/>
    <meta:user-defined meta:name="Info 3"/>
    <meta:user-defined meta:name="Info 4"/>
  </office:meta>
</office:document-meta>
</file>